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5.341cm"/>
    </style:style>
    <style:style style:name="co3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7.999cm"/>
    </style:style>
    <style:style style:name="co12" style:family="table-column">
      <style:table-column-properties fo:break-before="auto" style:column-width="4.447cm"/>
    </style:style>
    <style:style style:name="co13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3.03cm"/>
    </style:style>
    <style:style style:name="co9" style:family="table-column">
      <style:table-column-properties fo:break-before="auto" style:column-width="4.001cm"/>
    </style:style>
    <style:style style:name="co10" style:family="table-column">
      <style:table-column-properties fo:break-before="auto" style:column-width="7.281cm"/>
    </style:style>
    <style:style style:name="co14" style:family="table-column">
      <style:table-column-properties fo:break-before="auto" style:column-width="6.708cm"/>
    </style:style>
    <style:style style:name="co15" style:family="table-column">
      <style:table-column-properties fo:break-before="auto" style:column-width="2.78cm"/>
    </style:style>
    <style:style style:name="co16" style:family="table-column">
      <style:table-column-properties fo:break-before="auto" style:column-width="1.632cm"/>
    </style:style>
    <style:style style:name="co17" style:family="table-column">
      <style:table-column-properties fo:break-before="auto" style:column-width="1.46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1.468cm" fo:break-before="auto" style:use-optimal-row-height="true"/>
    </style:style>
    <style:style style:name="ro8" style:family="table-row">
      <style:table-row-properties style:row-height="0.497cm" fo:break-before="auto" style:use-optimal-row-height="true"/>
    </style:style>
    <style:style style:name="ro9" style:family="table-row">
      <style:table-row-properties style:row-height="0.997cm" fo:break-before="auto" style:use-optimal-row-height="true"/>
    </style:style>
    <style:style style:name="ro10" style:family="table-row">
      <style:table-row-properties style:row-height="1.385cm" fo:break-before="auto" style:use-optimal-row-height="true"/>
    </style:style>
    <style:style style:name="ro4" style:family="table-row">
      <style:table-row-properties style:row-height="1.018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0.526cm" fo:break-before="auto" style:use-optimal-row-height="true"/>
    </style:style>
    <style:style style:name="ro13" style:family="table-row">
      <style:table-row-properties style:row-height="1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1pt" style:font-size-asian="11pt" style:font-size-complex="11pt"/>
    </style:style>
    <style:style style:name="ce8" style:family="table-cell" style:parent-style-name="Default">
      <style:table-cell-properties style:vertical-align="top"/>
      <style:text-properties style:text-position="" fo:font-size="11pt" style:font-size-asian="11pt" style:font-size-complex="11pt"/>
    </style:style>
    <style:style style:name="ce9" style:family="table-cell" style:parent-style-name="Default">
      <style:table-cell-properties fo:wrap-option="wrap" style:vertical-align="top"/>
      <style:text-properties style:text-position="" fo:font-size="11pt" style:font-size-asian="11pt" style:font-size-complex="11pt"/>
    </style:style>
    <style:style style:name="ce3" style:family="table-cell" style:parent-style-name="Default">
      <style:table-cell-properties style:vertical-align="top"/>
      <style:text-properties style:text-position="" fo:font-size="11pt" style:font-size-asian="11pt" style:font-size-complex="11pt"/>
    </style:style>
    <style:style style:name="ce4" style:family="table-cell" style:parent-style-name="Default">
      <style:table-cell-properties fo:wrap-option="wrap" style:vertical-align="top"/>
      <style:text-properties style:text-position="" fo:font-size="11pt" style:font-size-asian="11pt" style:font-size-complex="11pt"/>
    </style:style>
    <style:style style:name="ce6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10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11" style:family="table-cell" style:parent-style-name="Default">
      <style:table-cell-properties style:vertical-align="top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Risike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chreibung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ische Testfälle" table:style-name="ta1">
        <table:table-column table:style-name="co11" table:default-cell-style-name="ce8"/>
        <table:table-column table:style-name="co3" table:default-cell-style-name="ce8"/>
        <table:table-column table:style-name="co5" table:number-columns-repeated="2" table:default-cell-style-name="ce9"/>
        <table:table-column table:style-name="co12" table:default-cell-style-name="ce9"/>
        <table:table-column table:style-name="co13" table:default-cell-style-name="ce8"/>
        <table:table-column table:style-name="co3" table:number-columns-repeated="1018" table:default-cell-style-name="ce8"/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Prioritä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FR03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Stammdaten ändern</text:p>
          </table:table-cell>
          <table:table-cell office:value-type="string" calcext:value-type="string">
            <text:p>Name, Adresse, Festnetz, Natel, E-Mail, Geschlecht, Geburtsdatum, Bemerkungen änder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F-FR03-02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Anmeldedaten änder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03-03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Bereits vorhandener Schüler</text:p>
          </table:table-cell>
          <table:table-cell office:value-type="string" calcext:value-type="string">
            <text:p>Geänderter Name und Adresse entsprechen bereits vorhandenem Schül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03-04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Angehörigen-Daten ändern</text:p>
          </table:table-cell>
          <table:table-cell office:value-type="string" calcext:value-type="string">
            <text:p>Name, Adresse, Festnetz, Natel, E-Mail eines Angehörigen <text:s/>änder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TF-FR03-05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Bereits vorhandener Angehöriger</text:p>
          </table:table-cell>
          <table:table-cell office:value-type="string" calcext:value-type="string">
            <text:p>Geänderter Name und Adresse entsprechen bereits vorhandenem Angehörig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03-06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Rechnungsempfänger änder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04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suchen: Suchresultat mit nur einem Schüler als Suchresultat</text:p>
          </table:table-cell>
          <table:table-cell office:value-type="string" calcext:value-type="string">
            <text:p>Direkt Datenblatt anzeigen, ohne Suchresultats-Tabel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23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-Code verwalten: Neuen Code erfass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25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-Code verwalten: Bestehenden Code änder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24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-Code verwalten: Bestehenden Code lösch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03-07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Einem Schüler einen Code zuweis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03-08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Einem Schüler einen Code entfern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04-02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suchen: Schüler nach einem zugewiesenen Code such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06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Lehrkraft verwalten: Neue Lehrkraft erfass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07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Lehrkraft verwalten: Bestehende Lehrkraft lösch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08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Lehrkraft verwalten: Bestehende Lehrkraft änder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13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typ verwalten: Neuen Kurstypen erfass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14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typ verwalten: Bestehenden Kurstypen lösch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15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typ verwalten: Bestehenden Kurstypen änder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F-FR16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ort verwalten: Neuen Kursort erfass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17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ort verwalten: Bestehenden Kursort lösch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18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ort verwalten: Bestehenden Kursort änder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10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emester verwalten: Neues Semester erfass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11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emester verwalten: Bestehendes Semester lösch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12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emester verwalten: Bestehendes Semester änder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F-FR19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 verwalten: Neuen Kurs erfass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F-FR20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 verwalten: Bestehenden Kurs lösch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F-FR21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 verwalten: Bestehenden Kurs änder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03-09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Einem Schüler einen Kurs hinzufü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03-10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Einem Schüler einen Kurs entfern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04-03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suchen: Schüler nach einem Kurs such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nkrete Testfälle" table:style-name="ta1">
        <table:table-column table:style-name="co8" table:default-cell-style-name="ce3"/>
        <table:table-column table:style-name="co3" table:default-cell-style-name="ce3"/>
        <table:table-column table:style-name="co5" table:number-columns-repeated="2" table:default-cell-style-name="ce4"/>
        <table:table-column table:style-name="co9" table:number-columns-repeated="4" table:default-cell-style-name="ce3"/>
        <table:table-column table:style-name="co3" table:number-columns-repeated="1016" table:default-cell-style-name="ce3"/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e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-FR03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Stammdaten ändern</text:p>
          </table:table-cell>
          <table:table-cell office:value-type="string" calcext:value-type="string">
            <text:p>Name, Adresse, Festnetz, Natel, E-Mail, Geschlecht, Geburtsdatum, Bemerkungen ändern</text:p>
          </table:table-cell>
          <table:table-cell table:style-name="ce4"/>
          <table:table-cell table:number-columns-repeated="1019"/>
        </table:table-row>
        <table:table-row table:style-name="ro2">
          <table:table-cell office:value-type="string" calcext:value-type="string">
            <text:p>TF-FR03-02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Anmeldedatum ändern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office:value-type="string" calcext:value-type="string">
            <text:p>TF-FR03-02-0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Abmeldedatum setzen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office:value-type="string" calcext:value-type="string">
            <text:p>TF-FR03-02-0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Abmeldedatum ändern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office:value-type="string" calcext:value-type="string">
            <text:p>TF-FR03-02-0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rneute Anmeldung</text:p>
          </table:table-cell>
          <table:table-cell office:value-type="string" calcext:value-type="string">
            <text:p>Anmeldung nach bereits erfolgter Abmeldung</text:p>
          </table:table-cell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03-03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Bereits vorhandener Schüler</text:p>
          </table:table-cell>
          <table:table-cell office:value-type="string" calcext:value-type="string">
            <text:p>Geänderter Name und Adresse entsprechen bereits vorhandenem Schüler</text:p>
          </table:table-cell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03-04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Angehörigen-Daten ändern</text:p>
          </table:table-cell>
          <table:table-cell office:value-type="string" calcext:value-type="string">
            <text:p>Name, Adresse, Festnetz, Natel, E-Mail eines Angehörigen <text:s/>ändern</text:p>
          </table:table-cell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03-05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Bereits vorhandener Angehöriger</text:p>
          </table:table-cell>
          <table:table-cell office:value-type="string" calcext:value-type="string">
            <text:p>Geänderter Name und Adresse entsprechen bereits vorhandenem Angehörigen</text:p>
          </table:table-cell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03-06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Rechnungsempfänger ändern</text:p>
          </table:table-cell>
          <table:table-cell/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04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: Suchresultat mit nur einem Schüler als Suchresultat</text:p>
          </table:table-cell>
          <table:table-cell office:value-type="string" calcext:value-type="string">
            <text:p>Direkt Datenblatt anzeigen, ohne Suchresultats-Tabelle</text:p>
          </table:table-cell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23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-Code verwalten: Neuen Schüler-Code erfassen</text:p>
          </table:table-cell>
          <table:table-cell/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25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-Code verwalten: Bestehenden Schüler-Code ändern</text:p>
          </table:table-cell>
          <table:table-cell/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24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-Code verwalten: Bestehenden Schüler-Code löschen</text:p>
          </table:table-cell>
          <table:table-cell/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03-07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inem Schüler einen Schüler-Code zuweisen</text:p>
          </table:table-cell>
          <table:table-cell/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03-08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inem Schüler einen Schüler-Code entfernen</text:p>
          </table:table-cell>
          <table:table-cell/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04-02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: Schüler nach einem zugewiesenen Schüler-Code suchen</text:p>
          </table:table-cell>
          <table:table-cell/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06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Lehrkraft verwalten: Neue Lehrkraft erfassen</text:p>
          </table:table-cell>
          <table:table-cell/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07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Lehrkraft verwalten: Bestehende Lehrkraft löschen</text:p>
          </table:table-cell>
          <table:table-cell/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08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Lehrkraft verwalten: Bestehende Lehrkraft ändern</text:p>
          </table:table-cell>
          <table:table-cell/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13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typ verwalten: Neuen Kurstypen erfassen</text:p>
          </table:table-cell>
          <table:table-cell/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14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typ verwalten: Bestehenden Kurstypen löschen</text:p>
          </table:table-cell>
          <table:table-cell/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15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typ verwalten: Bestehenden Kurstypen ändern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office:value-type="string" calcext:value-type="string">
            <text:p>TF-FR16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ort verwalten: Neuen Kursort erfassen</text:p>
          </table:table-cell>
          <table:table-cell/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17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ort verwalten: Bestehenden Kursort löschen</text:p>
          </table:table-cell>
          <table:table-cell/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18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ort verwalten: Bestehenden Kursort ändern</text:p>
          </table:table-cell>
          <table:table-cell/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10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emester verwalten: Neues Semester erfassen</text:p>
          </table:table-cell>
          <table:table-cell/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11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emester verwalten: Bestehendes Semester lösche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12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emester verwalten: Bestehendes Semester änder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F-FR19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 verwalten: Neuen Kurs erfass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F-FR20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 verwalten: Bestehenden Kurs lösch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F-FR21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 verwalten: Bestehenden Kurs änder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03-09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inem Schüler einen Kurs hinzufüge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03-10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inem Schüler einen Kurs entferne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04-03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: Schüler nach einem Kurs suchen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estprotokoll_2015-08-05" table:style-name="ta1">
        <table:table-column table:style-name="co8" table:default-cell-style-name="ce7"/>
        <table:table-column table:style-name="co3" table:default-cell-style-name="ce7"/>
        <table:table-column table:style-name="co10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7"/>
        <table:table-column table:style-name="co17" table:default-cell-style-name="ce7"/>
        <table:table-column table:style-name="co3" table:number-columns-repeated="1013" table:default-cell-style-name="ce7"/>
        <table:table-column table:style-name="co3" table:number-columns-repeated="4" table:default-cell-style-name="ce6"/>
        <table:table-row table:style-name="ro1">
          <table:table-cell table:style-name="ce11" office:value-type="string" calcext:value-type="string">
            <text:p>Datum: 05.08.15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11" office:value-type="string" calcext:value-type="string">
            <text:p>Version: v.0.1.3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11" office:value-type="string" calcext:value-type="string">
            <text:p>Umgebung: Entwicklungsumgeb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header-rows>
          <table:table-row table:style-name="ro2">
            <table:table-cell office:value-type="string" calcext:value-type="string">
              <text:p>TF-ID</text:p>
            </table:table-cell>
            <table:table-cell office:value-type="string" calcext:value-type="string">
              <text:p>Typ</text:p>
            </table:table-cell>
            <table:table-cell office:value-type="string" calcext:value-type="string">
              <text:p>Titel</text:p>
            </table:table-cell>
            <table:table-cell office:value-type="string" calcext:value-type="string">
              <text:p>Beschreibung</text:p>
            </table:table-cell>
            <table:table-cell office:value-type="string" calcext:value-type="string">
              <text:p>Bemerkungen</text:p>
            </table:table-cell>
            <table:table-cell office:value-type="string" calcext:value-type="string">
              <text:p>Status</text:p>
            </table:table-cell>
            <table:table-cell office:value-type="string" calcext:value-type="string">
              <text:p>Tester</text:p>
            </table:table-cell>
            <table:table-cell table:number-columns-repeated="1017"/>
          </table:table-row>
        </table:table-header-rows>
        <table:table-row table:style-name="ro3">
          <table:table-cell office:value-type="string" calcext:value-type="string">
            <text:p>TF-FR03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Stammdaten ändern</text:p>
          </table:table-cell>
          <table:table-cell office:value-type="string" calcext:value-type="string">
            <text:p>Name, Adresse, Festnetz, Natel, E-Mail, Geschlecht, Geburtsdatum, Bemerkungen änder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F-FR03-02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Anmeldedatum änder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F-FR03-02-0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Abmeldedatum setz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F-FR03-02-0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Abmeldedatum änder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F-FR03-02-0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rneute Anmeldung</text:p>
          </table:table-cell>
          <table:table-cell office:value-type="string" calcext:value-type="string">
            <text:p>Anmeldung nach bereits erfolgter Abmeldung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F-FR03-03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Bereits vorhandener Schüler</text:p>
          </table:table-cell>
          <table:table-cell office:value-type="string" calcext:value-type="string">
            <text:p>Geänderter Name und Adresse entsprechen bereits vorhandenem Schül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F-FR03-04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Angehörigen-Daten ändern</text:p>
          </table:table-cell>
          <table:table-cell office:value-type="string" calcext:value-type="string">
            <text:p>Name, Adresse, Festnetz, Natel, E-Mail eines Angehörigen <text:s/>änder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F-FR03-05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Bereits vorhandener Angehöriger</text:p>
          </table:table-cell>
          <table:table-cell office:value-type="string" calcext:value-type="string">
            <text:p>Geänderter Name und Adresse entsprechen bereits vorhandenem Angehörige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F-FR03-06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Rechnungsempfänger änder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F-FR04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: Suchresultat mit nur einem Schüler als Suchresultat</text:p>
          </table:table-cell>
          <table:table-cell office:value-type="string" calcext:value-type="string">
            <text:p>Direkt Datenblatt anzeigen, ohne Suchresultats-Tabelle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F-FR23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-Code verwalten: Neuen Schüler-Code erfass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F-FR25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-Code verwalten: Bestehenden Schüler-Code änder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F-FR24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-Code verwalten: Bestehenden Schüler-Code lösch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F-FR03-07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inem Schüler einen Schüler-Code zuweis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F-FR03-08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inem Schüler einen Schüler-Code entfern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F-FR04-02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: Schüler nach einem zugewiesenen Schüler-Code such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F-FR06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Lehrkraft verwalten: Neue Lehrkraft erfass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F-FR07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Lehrkraft verwalten: Bestehende Lehrkraft lösch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F-FR08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Lehrkraft verwalten: Bestehende Lehrkraft änder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F-FR13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typ verwalten: Neuen Kurstypen erfass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F-FR14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typ verwalten: Bestehenden Kurstypen lösch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F-FR15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typ verwalten: Bestehenden Kurstypen änder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F-FR16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ort verwalten: Neuen Kursort erfass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F-FR17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ort verwalten: Bestehenden Kursort lösch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F-FR18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ort verwalten: Bestehenden Kursort änder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F-FR10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emester verwalten: Neues Semester erfass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F-FR11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emester verwalten: Bestehendes Semester löschen</text:p>
          </table:table-cell>
          <table:table-cell/>
          <table:table-cell table:style-name="ce7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F-FR12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emester verwalten: Bestehendes Semester ändern</text:p>
          </table:table-cell>
          <table:table-cell/>
          <table:table-cell table:style-name="ce7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19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 verwalten: Neuen Kurs erfassen</text:p>
          </table:table-cell>
          <table:table-cell/>
          <table:table-cell table:style-name="ce7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F-FR20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 verwalten: Bestehenden Kurs löschen</text:p>
          </table:table-cell>
          <table:table-cell/>
          <table:table-cell table:style-name="ce7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F-FR21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 verwalten: Bestehenden Kurs ändern</text:p>
          </table:table-cell>
          <table:table-cell/>
          <table:table-cell table:style-name="ce7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F-FR03-09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inem Schüler einen Kurs hinzufügen</text:p>
          </table:table-cell>
          <table:table-cell/>
          <table:table-cell table:style-name="ce7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F-FR03-10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inem Schüler einen Kurs entfernen</text:p>
          </table:table-cell>
          <table:table-cell/>
          <table:table-cell table:style-name="ce7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F-FR04-03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: Schüler nach einem Kurs suchen</text:p>
          </table:table-cell>
          <table:table-cell/>
          <table:table-cell table:style-name="ce7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center>
          <text:p>Masterarbeit</text:p>
          <text:p>SVM Schüler-Verwaltung Metzenthin</text:p>
        </style:region-center>
        <style:region-right>
          <text:p>Seite <text:page-number>1</text:page-number> von <text:page-count>99</text:page-count></text:p>
        </style:region-right>
      </style:header>
      <style:header-left style:display="false"/>
      <style:footer>
        <style:region-left>
          <text:p><text:title>???</text:title></text:p>
        </style:region-left>
        <style:region-center>
          <text:p><text:sheet-name>???</text:sheet-name></text:p>
        </style:region-center>
        <style:region-right>
          <text:p><text:date style:data-style-name="N2" text:date-value="2015-08-23">00.00.0000</text:dat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.00.0000</text:date>, <text:time style:data-style-name="N2" text:time-value="15:12:18.84005654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20:47:34.233919634</meta:creation-date>
    <meta:generator>LibreOffice/4.2.8.2$Linux_X86_64 LibreOffice_project/420m0$Build-2</meta:generator>
    <dc:date>2015-08-23T15:15:35.147462307</dc:date>
    <meta:editing-duration>PT5H40M57S</meta:editing-duration>
    <meta:editing-cycles>59</meta:editing-cycles>
    <meta:document-statistic meta:table-count="4" meta:cell-count="436" meta:object-count="0"/>
  </office:meta>
</office:document-meta>
</file>